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05d7" officeooo:paragraph-rsid="000d05d7"/>
    </style:style>
    <style:style style:name="P2" style:family="paragraph" style:parent-style-name="Standard" style:list-style-name="L1">
      <style:text-properties officeooo:rsid="000d05d7" officeooo:paragraph-rsid="000d05d7"/>
    </style:style>
    <style:style style:name="P3" style:family="paragraph" style:parent-style-name="Standard" style:list-style-name="L2">
      <style:text-properties officeooo:rsid="000d05d7" officeooo:paragraph-rsid="000d05d7"/>
    </style:style>
    <style:style style:name="P4" style:family="paragraph" style:parent-style-name="Standard" style:list-style-name="L4">
      <style:text-properties officeooo:rsid="000d05d7" officeooo:paragraph-rsid="000d05d7"/>
    </style:style>
    <style:style style:name="P5" style:family="paragraph" style:parent-style-name="Standard" style:list-style-name="L6">
      <style:text-properties officeooo:paragraph-rsid="000d05d7"/>
    </style:style>
    <style:style style:name="P6" style:family="paragraph" style:parent-style-name="Standard" style:list-style-name="L6">
      <style:text-properties officeooo:paragraph-rsid="000ef15c"/>
    </style:style>
    <style:style style:name="P7" style:family="paragraph" style:parent-style-name="Standard">
      <style:text-properties officeooo:rsid="000ef15c" officeooo:paragraph-rsid="000ef15c"/>
    </style:style>
    <style:style style:name="P8" style:family="paragraph" style:parent-style-name="Standard" style:list-style-name="L8">
      <style:text-properties officeooo:rsid="000ef15c" officeooo:paragraph-rsid="000ef15c"/>
    </style:style>
    <style:style style:name="P9" style:family="paragraph" style:parent-style-name="Standard" style:list-style-name="L9">
      <style:text-properties officeooo:rsid="000ef15c" officeooo:paragraph-rsid="000ef15c"/>
    </style:style>
    <style:style style:name="P10" style:family="paragraph" style:parent-style-name="Standard" style:list-style-name="L9">
      <style:text-properties officeooo:rsid="000ef15c" officeooo:paragraph-rsid="000f9a2e"/>
    </style:style>
    <style:style style:name="P11" style:family="paragraph" style:parent-style-name="Standard">
      <style:text-properties officeooo:rsid="000f9a2e" officeooo:paragraph-rsid="000f9a2e"/>
    </style:style>
    <style:style style:name="P12" style:family="paragraph" style:parent-style-name="Standard" style:list-style-name="L10">
      <style:text-properties officeooo:rsid="000f9a2e" officeooo:paragraph-rsid="000f9a2e"/>
    </style:style>
    <style:style style:name="P13" style:family="paragraph" style:parent-style-name="Standard" style:list-style-name="L10">
      <style:text-properties fo:font-weight="bold" officeooo:rsid="000f9a2e" officeooo:paragraph-rsid="000f9a2e" style:font-weight-asian="bold" style:font-weight-complex="bold"/>
    </style:style>
    <style:style style:name="P14" style:family="paragraph" style:parent-style-name="Standard" style:list-style-name="L12">
      <style:text-properties fo:font-weight="bold" officeooo:rsid="00110125" officeooo:paragraph-rsid="001167bb" style:font-weight-asian="bold" style:font-weight-complex="bold"/>
    </style:style>
    <style:style style:name="P15" style:family="paragraph" style:parent-style-name="Standard" style:list-style-name="L12">
      <style:text-properties fo:font-weight="bold" officeooo:rsid="001167bb" officeooo:paragraph-rsid="001167bb" style:font-weight-asian="bold" style:font-weight-complex="bold"/>
    </style:style>
    <style:style style:name="P16" style:family="paragraph" style:parent-style-name="Standard" style:list-style-name="L10">
      <style:text-properties style:text-underline-style="none" fo:font-weight="bold" officeooo:rsid="000f9a2e" officeooo:paragraph-rsid="000f9a2e" style:font-weight-asian="bold" style:font-weight-complex="bold"/>
    </style:style>
    <style:style style:name="P17" style:family="paragraph" style:parent-style-name="Standard">
      <style:text-properties officeooo:rsid="00110125" officeooo:paragraph-rsid="00110125"/>
    </style:style>
    <style:style style:name="P18" style:family="paragraph" style:parent-style-name="Standard" style:list-style-name="L12">
      <style:text-properties officeooo:rsid="00110125" officeooo:paragraph-rsid="00110125"/>
    </style:style>
    <style:style style:name="P19" style:family="paragraph" style:parent-style-name="Standard" style:list-style-name="L12">
      <style:text-properties officeooo:rsid="001167bb" officeooo:paragraph-rsid="001167bb"/>
    </style:style>
    <style:style style:name="P20" style:family="paragraph" style:parent-style-name="Standard" style:list-style-name="L12">
      <style:text-properties officeooo:paragraph-rsid="001167bb"/>
    </style:style>
    <style:style style:name="T1" style:family="text">
      <style:text-properties officeooo:rsid="000d05d7"/>
    </style:style>
    <style:style style:name="T2" style:family="text">
      <style:text-properties officeooo:rsid="000ef1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f15c" style:font-weight-asian="bold" style:font-weight-complex="bold"/>
    </style:style>
    <style:style style:name="T5" style:family="text">
      <style:text-properties fo:font-weight="bold" officeooo:rsid="000d05d7" style:font-weight-asian="bold" style:font-weight-complex="bold"/>
    </style:style>
    <style:style style:name="T6" style:family="text">
      <style:text-properties fo:font-weight="bold" officeooo:rsid="0011012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9a2e" style:font-weight-asian="normal" style:font-weight-complex="normal"/>
    </style:style>
    <style:style style:name="T9" style:family="text">
      <style:text-properties fo:font-weight="normal" officeooo:rsid="00110125" style:font-weight-asian="normal" style:font-weight-complex="normal"/>
    </style:style>
    <style:style style:name="T10" style:family="text">
      <style:text-properties fo:font-weight="normal" officeooo:rsid="001167bb" style:font-weight-asian="normal" style:font-weight-complex="normal"/>
    </style:style>
    <style:style style:name="T11" style:family="text">
      <style:text-properties officeooo:rsid="001167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ata Overview</text:p>
      <text:list xml:id="list2247870869" text:style-name="L2">
        <text:list-item>
          <text:p text:style-name="P3">There are total of 16 columns with 6 columns having numerical data and remaining 10 columns having categorical data.</text:p>
        </text:list-item>
      </text:list>
      <text:list xml:id="list3335157114" text:style-name="L1">
        <text:list-item>
          <text:p text:style-name="P2">Columns <text:span text:style-name="T3">job,education,contact,poutcome</text:span> have null values with <text:span text:style-name="T3">contact</text:span> and <text:span text:style-name="T3">poutcome</text:span> having significant missing values.</text:p>
        </text:list-item>
      </text:list>
      <text:p text:style-name="P1"/>
      <text:p text:style-name="P1">2.Summary Statistics</text:p>
      <text:list xml:id="list4271511656" text:style-name="L4">
        <text:list-item>
          <text:p text:style-name="P4">Numerical Features:</text:p>
        </text:list-item>
      </text:list>
      <text:list xml:id="list678486265" text:style-name="L6">
        <text:list-item>
          <text:p text:style-name="P5"><text:span text:style-name="T1">The variable </text:span><text:span text:style-name="T4">b</text:span><text:span text:style-name="T5">alance</text:span><text:span text:style-name="T1"> has a mean 5441.78 Euros with a standard deviation of 16365 Euros , indicating </text:span>many clients maintain a relatively low average balance.</text:p>
        </text:list-item>
        <text:list-item>
          <text:p text:style-name="P6"><text:span text:style-name="T2">The variable </text:span><text:span text:style-name="T4">age</text:span><text:span text:style-name="T2"> has a mean 42.12 yrs with a standard deviation of 12.7 yrs indicating </text:span>clients are predominantly in their early 40s, with a reasonable spread of ages across the dataset.</text:p>
        </text:list-item>
      </text:list>
      <text:p text:style-name="P7"><text:s text:c="5"/>2)<text:tab/>Categorical Features:</text:p>
      <text:list xml:id="list81884598" text:style-name="L8">
        <text:list-item>
          <text:p text:style-name="P8"><text:span text:style-name="T3">job</text:span> has 11 unique values, with blue-collar, management and technician having most common job types in the dataset.</text:p>
        </text:list-item>
        <text:list-item>
          <text:p text:style-name="P8"><text:span text:style-name="T3">education</text:span> has 3 unique values, with secondary education completed clients having the most frequency.</text:p>
        </text:list-item>
      </text:list>
      <text:p text:style-name="P7"/>
      <text:p text:style-name="P7">3. Univariate Analysis:</text:p>
      <text:list xml:id="list4290053914" text:style-name="L9">
        <text:list-item>
          <text:p text:style-name="P9">The distribution of <text:span text:style-name="T3">balance </text:span><text:span text:style-name="T7">is right-positively skewed , suggesting that most clients have little or very less balance in there accounts .</text:span></text:p>
        </text:list-item>
        <text:list-item>
          <text:p text:style-name="P10"><text:span text:style-name="T7">The distribution of </text:span><text:span text:style-name="T3">age</text:span><text:span text:style-name="T7"> is also right-positively skewed, suggesting that most clients are below the average age of 42.12 years and </text:span><text:span text:style-name="T8">we can cater the evolving needs of these clients.</text:span></text:p>
        </text:list-item>
      </text:list>
      <text:p text:style-name="P11"><text:span text:style-name="T8"/></text:p>
      <text:p text:style-name="P11"><text:span text:style-name="T7">4. Bivariate Analysis:</text:span></text:p>
      <text:list xml:id="list3719492386" text:style-name="L10">
        <text:list-item>
          <text:p text:style-name="P16">Age vs Balance (numerical vs numerical):</text:p>
          <text:p text:style-name="P12"><text:span text:style-name="T7">The data is mostly evenly distributed with very less correlation between </text:span><text:span text:style-name="T3">age</text:span><text:span text:style-name="T7"> and </text:span><text:span text:style-name="T3">balance</text:span><text:span text:style-name="T7"> indicating a linear model would not suffice.</text:span></text:p>
        </text:list-item>
        <text:list-item>
          <text:p text:style-name="P13">Job vs balance (categorical vs numerical):</text:p>
          <text:p text:style-name="P12"><text:span text:style-name="T7">The data is spread around with </text:span><text:span text:style-name="T3">student, </text:span><text:span text:style-name="T6">entrepreneur, unemployed</text:span><text:span text:style-name="T9"> and </text:span><text:span text:style-name="T6">housemaid</text:span><text:span text:style-name="T9"> having evenly distributed data and IQR ranges. There is also a lot of outliers in all the classes, so we need to either remove these outliers or change the weight given to these features accordingly.</text:span></text:p>
        </text:list-item>
      </text:list>
      <text:p text:style-name="P11"><text:span text:style-name="T9"/></text:p>
      <text:p text:style-name="P17"><text:span text:style-name="T7">5. Mulitvariate Analysis:</text:span></text:p>
      <text:list xml:id="list1096928030" text:style-name="L12">
        <text:list-item>
          <text:p text:style-name="P14">balance and <text:span text:style-name="T11">previous</text:span></text:p>
          <text:p text:style-name="P19"><text:span text:style-name="T7">The highest correlation of 0.72. This strong correlation indicates that the clients who have been contacted several times before have higher balances stored in their bank accounts.</text:span></text:p>
          <text:p text:style-name="P19"><text:span text:style-name="T7">So , both balance and previous should be considered as key indicators or the model.</text:span></text:p>
        </text:list-item>
        <text:list-item>
          <text:p text:style-name="P15">Duration and campaign</text:p>
          <text:p text:style-name="P20"><text:span text:style-name="T10">Having a correlation of 0.63 , indicates that </text:span><text:span text:style-name="T7">a moderate to strong positive relationship between these two variables</text:span><text:span text:style-name="T10"> and as the number of contacts during a marketing campaign increases, the duration of those calls also tends to increase.</text:span></text:p>
          <text:p text:style-name="P18"><text:span text:style-name="T7"/></text:p>
        </text:list-item>
      </text:list>
      <text:p text:style-name="P17"><text:span text:style-name="T7"><text:s text:c="6"/>Similarly balance and campaign, </text:span><text:span text:style-name="T10">previous and campaign has strong correlation of 0.67 and 0.69 respective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8:20:24.676088971</meta:creation-date>
    <dc:date>2024-10-13T19:12:47.229220039</dc:date>
    <meta:editing-duration>PT9M31S</meta:editing-duration>
    <meta:editing-cycles>1</meta:editing-cycles>
    <meta:document-statistic meta:table-count="0" meta:image-count="0" meta:object-count="0" meta:page-count="1" meta:paragraph-count="26" meta:word-count="390" meta:character-count="2423" meta:non-whitespace-character-count="2066"/>
    <meta:generator>LibreOffice/7.3.7.2$Linux_X86_64 LibreOffice_project/30$Build-2</meta:generator>
  </office:meta>
</office:document-meta>
</file>